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e92e" officeooo:paragraph-rsid="0005e92e"/>
    </style:style>
    <style:style style:name="P2" style:family="paragraph" style:parent-style-name="Standard">
      <style:text-properties officeooo:rsid="000792c6" officeooo:paragraph-rsid="000792c6"/>
    </style:style>
    <style:style style:name="P3" style:family="paragraph" style:parent-style-name="Standard">
      <style:text-properties officeooo:rsid="000980de" officeooo:paragraph-rsid="000980de"/>
    </style:style>
    <style:style style:name="P4" style:family="paragraph" style:parent-style-name="Standard">
      <style:text-properties officeooo:rsid="000980fa" officeooo:paragraph-rsid="000980fa"/>
    </style:style>
    <style:style style:name="P5" style:family="paragraph" style:parent-style-name="Standard">
      <style:text-properties officeooo:rsid="00099e6c" officeooo:paragraph-rsid="00099e6c"/>
    </style:style>
    <style:style style:name="P6" style:family="paragraph" style:parent-style-name="Standard">
      <style:text-properties officeooo:rsid="000b81b8" officeooo:paragraph-rsid="000b8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bal health and development</text:p>
      <text:p text:style-name="P1">big, neglected, solvable</text:p>
      <text:p text:style-name="P1">…</text:p>
      <text:p text:style-name="P1">Far future and existential risks</text:p>
      <text:p text:style-name="P1"/>
      <text:p text:style-name="P2">Как измерять импакт? Как сделать большой? Давайте сначала подумаемЯ, а потом сделаем.</text:p>
      <text:p text:style-name="P2">Давайте уменьшать коррупцию.</text:p>
      <text:p text:style-name="P2">Что такое сувита? Charity Enterpreneurship?</text:p>
      <text:p text:style-name="P2">Сначала кто-то ищет направления. Потом людей учат. Потом еще дополнительный ресерч.</text:p>
      <text:p text:style-name="P2">2-3 миллиона жизней спасают каждый год из-за иммунизации</text:p>
      <text:p text:style-name="P2">1 ребенок умирает каждую минуту от болезней, которые можно предотвратить вакцинацией</text:p>
      <text:p text:style-name="P2">Нигерия, индия.</text:p>
      <text:p text:style-name="P2">Из 9 миллионов умирающих 8 миллионов получают первую вакцину, но не получают следующие</text:p>
      <text:p text:style-name="P2">смс-напоминания очень эффективны, а сплетни тоже</text:p>
      <text:p text:style-name="P3">в деревнях идентифицируют самых сильных распространителей новостей, нанимают их, и они всем рассказывают</text:p>
      <text:p text:style-name="P4">Процесс инкубации? Как он прошел?</text:p>
      <text:p text:style-name="P4">Данный процесс позволяет людям окунуться в благотворительность без большого риска.</text:p>
      <text:p text:style-name="P4">Если давать значки вакцинированным детям, то вакцинированность растет.</text:p>
      <text:p text:style-name="P5">Как текст, частота и время посыла смс влияют на результат?</text:p>
      <text:p text:style-name="P5">Теперь можно искать распространителей удаленно.</text:p>
      <text:p text:style-name="P5">https://www.nber.org/papers/w27496</text:p>
      <text:p text:style-name="P5">Знаменитости могут постить твиты про здоровое поведение, и оно увеличивается.</text:p>
      <text:p text:style-name="P5">Затратоэффективность (cost-effectiveness), evidence-effectiveness</text:p>
      <text:p text:style-name="P5">Есть большие таблицы с множеством переменных.</text:p>
      <text:p text:style-name="P6">Почему люди, доверяющие медицине, не идут вакцинироваться?</text:p>
      <text:p text:style-name="P6">Давать деньги на дорогу менее эффективно, чем смс и сплетни.</text:p>
      <text:p text:style-name="P6"/>
      <text:p text:style-name="P6">https://docs.google.com/document/d/19pIxQJ_KP8SQ3szNy0Wp0Qm5wyv9JAaVtNQ_KlFfTrA/ed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3T14:35:46.055981753</meta:creation-date>
    <dc:date>2020-07-23T15:38:47.344615398</dc:date>
    <meta:editing-duration>PT22M1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73" meta:character-count="1431" meta:non-whitespace-character-count="1284"/>
  </office:meta>
</office:document-meta>
</file>